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s" fo:country="AR" officeooo:rsid="00101650" officeooo:paragraph-rsid="00101650"/>
    </style:style>
    <style:style style:name="P2" style:family="paragraph" style:parent-style-name="Standard">
      <style:text-properties fo:language="es" fo:country="AR" fo:font-weight="bold" officeooo:rsid="00101650" officeooo:paragraph-rsid="00101650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mados ++</text:p>
      <text:p text:style-name="P1"/>
      <text:p text:style-name="P2">a) Versión original:</text:p>
      <text:p text:style-name="P1">Sumados: Sumar los 1000 primeros números naturales (1+2+3+4+...+1000), imprimiendo por cada suma el resultado parcial obtenido. </text:p>
      <text:p text:style-name="P1"/>
      <text:p text:style-name="P2">b) Usando funciones:</text:p>
      <text:p text:style-name="P1">Dado que la suma de los primeros n números naturales se conoce como serie de Gauss, mostrar las sumas de Gauss de los primeros 1000 números naturales. </text:p>
      <text:p text:style-name="P1"/>
      <text:p text:style-name="P2">c) Versión recursiva:</text:p>
      <text:p text:style-name="P1">Ídem b) pero usando una función recursiva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0" meta:object-count="0" meta:page-count="1" meta:paragraph-count="7" meta:word-count="61" meta:character-count="393" meta:non-whitespace-character-count="336"/>
  </office:meta>
</office:document-meta>
</file>